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3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ou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font-size-asian="9pt" style:font-style-asian="normal" style:font-weight-asian="normal" style:font-name-complex="DejaVu Sans Mono" style:font-size-complex="9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ou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06" table:default-cell-style-name="ce1"/>
        <table:table-row table:style-name="ro1">
          <table:table-cell office:value-type="string" calcext:value-type="string">
            <text:p>nosolver</text:p>
          </table:table-cell>
          <table:table-cell table:style-name="Default" table:number-columns-repeated="7"/>
          <table:table-cell/>
          <table:table-cell office:value-type="string" calcext:value-type="string">
            <text:p>Withsolver</text:p>
          </table:table-cell>
          <table:table-cell table:style-name="Default" table:number-columns-repeated="7"/>
          <table:table-cell/>
          <table:table-cell office:value-type="string" calcext:value-type="string">
            <text:p>Withsolver-noext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982" calcext:value-type="float">
            <text:p>1982</text:p>
          </table:table-cell>
          <table:table-cell office:value-type="float" office:value="3798" calcext:value-type="float">
            <text:p>3798</text:p>
          </table:table-cell>
          <table:table-cell office:value-type="float" office:value="9311" calcext:value-type="float">
            <text:p>9311</text:p>
          </table:table-cell>
          <table:table-cell office:value-type="float" office:value="10703" calcext:value-type="float">
            <text:p>10703</text:p>
          </table:table-cell>
          <table:table-cell office:value-type="float" office:value="16347" calcext:value-type="float">
            <text:p>16347</text:p>
          </table:table-cell>
          <table:table-cell office:value-type="float" office:value="20714" calcext:value-type="float">
            <text:p>20714</text:p>
          </table:table-cell>
          <table:table-cell table:style-name="ce2" office:value-type="float" office:value="28662" calcext:value-type="float">
            <text:p>28662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1236" calcext:value-type="float">
            <text:p>1236</text:p>
          </table:table-cell>
          <table:table-cell office:value-type="float" office:value="1755" calcext:value-type="float">
            <text:p>1755</text:p>
          </table:table-cell>
          <table:table-cell office:value-type="float" office:value="2899" calcext:value-type="float">
            <text:p>2899</text:p>
          </table:table-cell>
          <table:table-cell office:value-type="float" office:value="8382" calcext:value-type="float">
            <text:p>8382</text:p>
          </table:table-cell>
          <table:table-cell office:value-type="float" office:value="24745" calcext:value-type="float">
            <text:p>24745</text:p>
          </table:table-cell>
          <table:table-cell office:value-type="float" office:value="137657" calcext:value-type="float">
            <text:p>137657</text:p>
          </table:table-cell>
          <table:table-cell table:number-columns-repeated="2"/>
          <table:table-cell office:value-type="float" office:value="1092" calcext:value-type="float">
            <text:p>1092</text:p>
          </table:table-cell>
          <table:table-cell office:value-type="float" office:value="957" calcext:value-type="float">
            <text:p>957</text:p>
          </table:table-cell>
          <table:table-cell office:value-type="float" office:value="2283" calcext:value-type="float">
            <text:p>2283</text:p>
          </table:table-cell>
          <table:table-cell office:value-type="float" office:value="2804" calcext:value-type="float">
            <text:p>2804</text:p>
          </table:table-cell>
          <table:table-cell office:value-type="float" office:value="7945" calcext:value-type="float">
            <text:p>7945</text:p>
          </table:table-cell>
          <table:table-cell office:value-type="float" office:value="18769" calcext:value-type="float">
            <text:p>18769</text:p>
          </table:table-cell>
          <table:table-cell office:value-type="float" office:value="69619" calcext:value-type="float">
            <text:p>69619</text:p>
          </table:table-cell>
          <table:table-cell office:value-type="float" office:value="117486" calcext:value-type="float">
            <text:p>117486</text:p>
          </table:table-cell>
          <table:table-cell table:number-columns-repeated="99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294" calcext:value-type="float">
            <text:p>1294</text:p>
          </table:table-cell>
          <table:table-cell office:value-type="float" office:value="3298" calcext:value-type="float">
            <text:p>3298</text:p>
          </table:table-cell>
          <table:table-cell office:value-type="float" office:value="7935" calcext:value-type="float">
            <text:p>7935</text:p>
          </table:table-cell>
          <table:table-cell office:value-type="float" office:value="10764" calcext:value-type="float">
            <text:p>10764</text:p>
          </table:table-cell>
          <table:table-cell office:value-type="float" office:value="16334" calcext:value-type="float">
            <text:p>16334</text:p>
          </table:table-cell>
          <table:table-cell office:value-type="float" office:value="20238" calcext:value-type="float">
            <text:p>20238</text:p>
          </table:table-cell>
          <table:table-cell office:value-type="float" office:value="26811" calcext:value-type="float">
            <text:p>2681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office:value-type="float" office:value="518" calcext:value-type="float">
            <text:p>518</text:p>
          </table:table-cell>
          <table:table-cell office:value-type="float" office:value="2007" calcext:value-type="float">
            <text:p>2007</text:p>
          </table:table-cell>
          <table:table-cell office:value-type="float" office:value="5754" calcext:value-type="float">
            <text:p>5754</text:p>
          </table:table-cell>
          <table:table-cell office:value-type="float" office:value="22316" calcext:value-type="float">
            <text:p>22316</text:p>
          </table:table-cell>
          <table:table-cell office:value-type="float" office:value="106611" calcext:value-type="float">
            <text:p>10661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60" calcext:value-type="float">
            <text:p>260</text:p>
          </table:table-cell>
          <table:table-cell office:value-type="float" office:value="593" calcext:value-type="float">
            <text:p>593</text:p>
          </table:table-cell>
          <table:table-cell office:value-type="float" office:value="1511" calcext:value-type="float">
            <text:p>1511</text:p>
          </table:table-cell>
          <table:table-cell office:value-type="float" office:value="5566" calcext:value-type="float">
            <text:p>5566</text:p>
          </table:table-cell>
          <table:table-cell office:value-type="float" office:value="16783" calcext:value-type="float">
            <text:p>16783</text:p>
          </table:table-cell>
          <table:table-cell office:value-type="float" office:value="62379" calcext:value-type="float">
            <text:p>62379</text:p>
          </table:table-cell>
          <table:table-cell office:value-type="float" office:value="111627" calcext:value-type="float">
            <text:p>111627</text:p>
          </table:table-cell>
          <table:table-cell table:number-columns-repeated="998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584" calcext:value-type="float">
            <text:p>1584</text:p>
          </table:table-cell>
          <table:table-cell office:value-type="float" office:value="3531" calcext:value-type="float">
            <text:p>3531</text:p>
          </table:table-cell>
          <table:table-cell office:value-type="float" office:value="7391" calcext:value-type="float">
            <text:p>7391</text:p>
          </table:table-cell>
          <table:table-cell office:value-type="float" office:value="10599" calcext:value-type="float">
            <text:p>10599</text:p>
          </table:table-cell>
          <table:table-cell office:value-type="float" office:value="18145" calcext:value-type="float">
            <text:p>18145</text:p>
          </table:table-cell>
          <table:table-cell office:value-type="float" office:value="19516" calcext:value-type="float">
            <text:p>19516</text:p>
          </table:table-cell>
          <table:table-cell office:value-type="float" office:value="27675" calcext:value-type="float">
            <text:p>2767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548" calcext:value-type="float">
            <text:p>548</text:p>
          </table:table-cell>
          <table:table-cell office:value-type="float" office:value="2369" calcext:value-type="float">
            <text:p>2369</text:p>
          </table:table-cell>
          <table:table-cell office:value-type="float" office:value="6123" calcext:value-type="float">
            <text:p>6123</text:p>
          </table:table-cell>
          <table:table-cell office:value-type="float" office:value="23468" calcext:value-type="float">
            <text:p>23468</text:p>
          </table:table-cell>
          <table:table-cell office:value-type="float" office:value="112346" calcext:value-type="float">
            <text:p>11234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 office:value-type="float" office:value="1686" calcext:value-type="float">
            <text:p>1686</text:p>
          </table:table-cell>
          <table:table-cell office:value-type="float" office:value="5826" calcext:value-type="float">
            <text:p>5826</text:p>
          </table:table-cell>
          <table:table-cell office:value-type="float" office:value="17727" calcext:value-type="float">
            <text:p>17727</text:p>
          </table:table-cell>
          <table:table-cell office:value-type="float" office:value="63156" calcext:value-type="float">
            <text:p>63156</text:p>
          </table:table-cell>
          <table:table-cell office:value-type="float" office:value="111138" calcext:value-type="float">
            <text:p>111138</text:p>
          </table:table-cell>
          <table:table-cell table:number-columns-repeated="998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364" calcext:value-type="float">
            <text:p>1364</text:p>
          </table:table-cell>
          <table:table-cell office:value-type="float" office:value="3503" calcext:value-type="float">
            <text:p>3503</text:p>
          </table:table-cell>
          <table:table-cell office:value-type="float" office:value="7906" calcext:value-type="float">
            <text:p>7906</text:p>
          </table:table-cell>
          <table:table-cell office:value-type="float" office:value="9683" calcext:value-type="float">
            <text:p>9683</text:p>
          </table:table-cell>
          <table:table-cell office:value-type="float" office:value="18385" calcext:value-type="float">
            <text:p>18385</text:p>
          </table:table-cell>
          <table:table-cell office:value-type="float" office:value="19721" calcext:value-type="float">
            <text:p>19721</text:p>
          </table:table-cell>
          <table:table-cell office:value-type="float" office:value="27554" calcext:value-type="float">
            <text:p>2755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445" calcext:value-type="float">
            <text:p>445</text:p>
          </table:table-cell>
          <table:table-cell office:value-type="float" office:value="1280" calcext:value-type="float">
            <text:p>1280</text:p>
          </table:table-cell>
          <table:table-cell office:value-type="float" office:value="7334" calcext:value-type="float">
            <text:p>7334</text:p>
          </table:table-cell>
          <table:table-cell office:value-type="float" office:value="22610" calcext:value-type="float">
            <text:p>22610</text:p>
          </table:table-cell>
          <table:table-cell office:value-type="float" office:value="134431" calcext:value-type="float">
            <text:p>13443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162" calcext:value-type="float">
            <text:p>162</text:p>
          </table:table-cell>
          <table:table-cell office:value-type="float" office:value="361" calcext:value-type="float">
            <text:p>361</text:p>
          </table:table-cell>
          <table:table-cell office:value-type="float" office:value="1629" calcext:value-type="float">
            <text:p>1629</text:p>
          </table:table-cell>
          <table:table-cell office:value-type="float" office:value="5656" calcext:value-type="float">
            <text:p>5656</text:p>
          </table:table-cell>
          <table:table-cell office:value-type="float" office:value="17402" calcext:value-type="float">
            <text:p>17402</text:p>
          </table:table-cell>
          <table:table-cell office:value-type="float" office:value="62701" calcext:value-type="float">
            <text:p>62701</text:p>
          </table:table-cell>
          <table:table-cell office:value-type="float" office:value="112017" calcext:value-type="float">
            <text:p>112017</text:p>
          </table:table-cell>
          <table:table-cell table:number-columns-repeated="99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363" calcext:value-type="float">
            <text:p>2363</text:p>
          </table:table-cell>
          <table:table-cell office:value-type="float" office:value="3426" calcext:value-type="float">
            <text:p>3426</text:p>
          </table:table-cell>
          <table:table-cell office:value-type="float" office:value="7613" calcext:value-type="float">
            <text:p>7613</text:p>
          </table:table-cell>
          <table:table-cell office:value-type="float" office:value="9818" calcext:value-type="float">
            <text:p>9818</text:p>
          </table:table-cell>
          <table:table-cell office:value-type="float" office:value="18796" calcext:value-type="float">
            <text:p>18796</text:p>
          </table:table-cell>
          <table:table-cell office:value-type="float" office:value="20487" calcext:value-type="float">
            <text:p>20487</text:p>
          </table:table-cell>
          <table:table-cell office:value-type="float" office:value="28402" calcext:value-type="float">
            <text:p>2840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328" calcext:value-type="float">
            <text:p>328</text:p>
          </table:table-cell>
          <table:table-cell office:value-type="float" office:value="2303" calcext:value-type="float">
            <text:p>2303</text:p>
          </table:table-cell>
          <table:table-cell office:value-type="float" office:value="7444" calcext:value-type="float">
            <text:p>7444</text:p>
          </table:table-cell>
          <table:table-cell office:value-type="float" office:value="22744" calcext:value-type="float">
            <text:p>22744</text:p>
          </table:table-cell>
          <table:table-cell office:value-type="float" office:value="106068" calcext:value-type="float">
            <text:p>10606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440" calcext:value-type="float">
            <text:p>440</text:p>
          </table:table-cell>
          <table:table-cell office:value-type="float" office:value="1541" calcext:value-type="float">
            <text:p>1541</text:p>
          </table:table-cell>
          <table:table-cell office:value-type="float" office:value="5940" calcext:value-type="float">
            <text:p>5940</text:p>
          </table:table-cell>
          <table:table-cell office:value-type="float" office:value="17645" calcext:value-type="float">
            <text:p>17645</text:p>
          </table:table-cell>
          <table:table-cell office:value-type="float" office:value="62235" calcext:value-type="float">
            <text:p>62235</text:p>
          </table:table-cell>
          <table:table-cell office:value-type="float" office:value="108869" calcext:value-type="float">
            <text:p>108869</text:p>
          </table:table-cell>
          <table:table-cell table:number-columns-repeated="99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731" calcext:value-type="float">
            <text:p>1731</text:p>
          </table:table-cell>
          <table:table-cell office:value-type="float" office:value="3398" calcext:value-type="float">
            <text:p>3398</text:p>
          </table:table-cell>
          <table:table-cell office:value-type="float" office:value="7580" calcext:value-type="float">
            <text:p>7580</text:p>
          </table:table-cell>
          <table:table-cell office:value-type="float" office:value="10008" calcext:value-type="float">
            <text:p>10008</text:p>
          </table:table-cell>
          <table:table-cell office:value-type="float" office:value="18567" calcext:value-type="float">
            <text:p>18567</text:p>
          </table:table-cell>
          <table:table-cell office:value-type="float" office:value="20678" calcext:value-type="float">
            <text:p>20678</text:p>
          </table:table-cell>
          <table:table-cell office:value-type="float" office:value="27966" calcext:value-type="float">
            <text:p>2796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324" calcext:value-type="float">
            <text:p>324</text:p>
          </table:table-cell>
          <table:table-cell office:value-type="float" office:value="2222" calcext:value-type="float">
            <text:p>2222</text:p>
          </table:table-cell>
          <table:table-cell office:value-type="float" office:value="7012" calcext:value-type="float">
            <text:p>7012</text:p>
          </table:table-cell>
          <table:table-cell office:value-type="float" office:value="19201" calcext:value-type="float">
            <text:p>19201</text:p>
          </table:table-cell>
          <table:table-cell table:style-name="Default"/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489" calcext:value-type="float">
            <text:p>489</text:p>
          </table:table-cell>
          <table:table-cell office:value-type="float" office:value="1228" calcext:value-type="float">
            <text:p>1228</text:p>
          </table:table-cell>
          <table:table-cell office:value-type="float" office:value="5872" calcext:value-type="float">
            <text:p>5872</text:p>
          </table:table-cell>
          <table:table-cell office:value-type="float" office:value="17006" calcext:value-type="float">
            <text:p>17006</text:p>
          </table:table-cell>
          <table:table-cell office:value-type="float" office:value="65698" calcext:value-type="float">
            <text:p>65698</text:p>
          </table:table-cell>
          <table:table-cell office:value-type="float" office:value="107070" calcext:value-type="float">
            <text:p>107070</text:p>
          </table:table-cell>
          <table:table-cell table:number-columns-repeated="9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25" calcext:value-type="float">
            <text:p>1425</text:p>
          </table:table-cell>
          <table:table-cell office:value-type="float" office:value="3621" calcext:value-type="float">
            <text:p>3621</text:p>
          </table:table-cell>
          <table:table-cell office:value-type="float" office:value="7570" calcext:value-type="float">
            <text:p>7570</text:p>
          </table:table-cell>
          <table:table-cell office:value-type="float" office:value="9786" calcext:value-type="float">
            <text:p>9786</text:p>
          </table:table-cell>
          <table:table-cell office:value-type="float" office:value="17112" calcext:value-type="float">
            <text:p>17112</text:p>
          </table:table-cell>
          <table:table-cell office:value-type="float" office:value="20248" calcext:value-type="float">
            <text:p>20248</text:p>
          </table:table-cell>
          <table:table-cell office:value-type="float" office:value="27677" calcext:value-type="float">
            <text:p>2767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float" office:value="292" calcext:value-type="float">
            <text:p>292</text:p>
          </table:table-cell>
          <table:table-cell office:value-type="float" office:value="2192" calcext:value-type="float">
            <text:p>2192</text:p>
          </table:table-cell>
          <table:table-cell office:value-type="float" office:value="6994" calcext:value-type="float">
            <text:p>6994</text:p>
          </table:table-cell>
          <table:table-cell office:value-type="float" office:value="22215" calcext:value-type="float">
            <text:p>22215</text:p>
          </table:table-cell>
          <table:table-cell table:style-name="Default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1306" calcext:value-type="float">
            <text:p>1306</text:p>
          </table:table-cell>
          <table:table-cell office:value-type="float" office:value="5260" calcext:value-type="float">
            <text:p>5260</text:p>
          </table:table-cell>
          <table:table-cell office:value-type="float" office:value="16569" calcext:value-type="float">
            <text:p>16569</text:p>
          </table:table-cell>
          <table:table-cell office:value-type="float" office:value="61788" calcext:value-type="float">
            <text:p>61788</text:p>
          </table:table-cell>
          <table:table-cell office:value-type="float" office:value="105297" calcext:value-type="float">
            <text:p>105297</text:p>
          </table:table-cell>
          <table:table-cell table:number-columns-repeated="99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710" calcext:value-type="float">
            <text:p>1710</text:p>
          </table:table-cell>
          <table:table-cell office:value-type="float" office:value="4038" calcext:value-type="float">
            <text:p>4038</text:p>
          </table:table-cell>
          <table:table-cell office:value-type="float" office:value="7553" calcext:value-type="float">
            <text:p>7553</text:p>
          </table:table-cell>
          <table:table-cell office:value-type="float" office:value="9662" calcext:value-type="float">
            <text:p>9662</text:p>
          </table:table-cell>
          <table:table-cell office:value-type="float" office:value="17604" calcext:value-type="float">
            <text:p>17604</text:p>
          </table:table-cell>
          <table:table-cell office:value-type="float" office:value="20594" calcext:value-type="float">
            <text:p>20594</text:p>
          </table:table-cell>
          <table:table-cell office:value-type="float" office:value="27041" calcext:value-type="float">
            <text:p>2704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264" calcext:value-type="float">
            <text:p>264</text:p>
          </table:table-cell>
          <table:table-cell office:value-type="float" office:value="2126" calcext:value-type="float">
            <text:p>2126</text:p>
          </table:table-cell>
          <table:table-cell office:value-type="float" office:value="5945" calcext:value-type="float">
            <text:p>5945</text:p>
          </table:table-cell>
          <table:table-cell office:value-type="float" office:value="22558" calcext:value-type="float">
            <text:p>22558</text:p>
          </table:table-cell>
          <table:table-cell table:style-name="Default"/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239" calcext:value-type="float">
            <text:p>239</text:p>
          </table:table-cell>
          <table:table-cell office:value-type="float" office:value="1239" calcext:value-type="float">
            <text:p>1239</text:p>
          </table:table-cell>
          <table:table-cell office:value-type="float" office:value="5303" calcext:value-type="float">
            <text:p>5303</text:p>
          </table:table-cell>
          <table:table-cell office:value-type="float" office:value="16723" calcext:value-type="float">
            <text:p>16723</text:p>
          </table:table-cell>
          <table:table-cell office:value-type="float" office:value="61494" calcext:value-type="float">
            <text:p>61494</text:p>
          </table:table-cell>
          <table:table-cell office:value-type="float" office:value="108824" calcext:value-type="float">
            <text:p>108824</text:p>
          </table:table-cell>
          <table:table-cell table:number-columns-repeated="99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00" calcext:value-type="float">
            <text:p>1400</text:p>
          </table:table-cell>
          <table:table-cell office:value-type="float" office:value="3513" calcext:value-type="float">
            <text:p>3513</text:p>
          </table:table-cell>
          <table:table-cell office:value-type="float" office:value="7565" calcext:value-type="float">
            <text:p>7565</text:p>
          </table:table-cell>
          <table:table-cell office:value-type="float" office:value="9821" calcext:value-type="float">
            <text:p>9821</text:p>
          </table:table-cell>
          <table:table-cell office:value-type="float" office:value="18582" calcext:value-type="float">
            <text:p>18582</text:p>
          </table:table-cell>
          <table:table-cell office:value-type="float" office:value="20303" calcext:value-type="float">
            <text:p>20303</text:p>
          </table:table-cell>
          <table:table-cell office:value-type="float" office:value="27099" calcext:value-type="float">
            <text:p>2709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267" calcext:value-type="float">
            <text:p>267</text:p>
          </table:table-cell>
          <table:table-cell office:value-type="float" office:value="2149" calcext:value-type="float">
            <text:p>2149</text:p>
          </table:table-cell>
          <table:table-cell office:value-type="float" office:value="5671" calcext:value-type="float">
            <text:p>5671</text:p>
          </table:table-cell>
          <table:table-cell office:value-type="float" office:value="23143" calcext:value-type="float">
            <text:p>23143</text:p>
          </table:table-cell>
          <table:table-cell table:style-name="Default"/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231" calcext:value-type="float">
            <text:p>231</text:p>
          </table:table-cell>
          <table:table-cell office:value-type="float" office:value="1481" calcext:value-type="float">
            <text:p>1481</text:p>
          </table:table-cell>
          <table:table-cell office:value-type="float" office:value="5465" calcext:value-type="float">
            <text:p>5465</text:p>
          </table:table-cell>
          <table:table-cell office:value-type="float" office:value="17292" calcext:value-type="float">
            <text:p>17292</text:p>
          </table:table-cell>
          <table:table-cell office:value-type="float" office:value="62885" calcext:value-type="float">
            <text:p>62885</text:p>
          </table:table-cell>
          <table:table-cell office:value-type="float" office:value="108465" calcext:value-type="float">
            <text:p>108465</text:p>
          </table:table-cell>
          <table:table-cell table:number-columns-repeated="998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02" calcext:value-type="float">
            <text:p>1402</text:p>
          </table:table-cell>
          <table:table-cell office:value-type="float" office:value="3137" calcext:value-type="float">
            <text:p>3137</text:p>
          </table:table-cell>
          <table:table-cell office:value-type="float" office:value="7946" calcext:value-type="float">
            <text:p>7946</text:p>
          </table:table-cell>
          <table:table-cell office:value-type="float" office:value="9899" calcext:value-type="float">
            <text:p>9899</text:p>
          </table:table-cell>
          <table:table-cell office:value-type="float" office:value="19272" calcext:value-type="float">
            <text:p>19272</text:p>
          </table:table-cell>
          <table:table-cell office:value-type="float" office:value="19868" calcext:value-type="float">
            <text:p>19868</text:p>
          </table:table-cell>
          <table:table-cell office:value-type="float" office:value="27606" calcext:value-type="float">
            <text:p>276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403" calcext:value-type="float">
            <text:p>403</text:p>
          </table:table-cell>
          <table:table-cell office:value-type="float" office:value="1668" calcext:value-type="float">
            <text:p>1668</text:p>
          </table:table-cell>
          <table:table-cell office:value-type="float" office:value="6008" calcext:value-type="float">
            <text:p>6008</text:p>
          </table:table-cell>
          <table:table-cell office:value-type="float" office:value="22853" calcext:value-type="float">
            <text:p>22853</text:p>
          </table:table-cell>
          <table:table-cell table:style-name="Default"/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73" calcext:value-type="float">
            <text:p>173</text:p>
          </table:table-cell>
          <table:table-cell office:value-type="float" office:value="224" calcext:value-type="float">
            <text:p>224</text:p>
          </table:table-cell>
          <table:table-cell office:value-type="float" office:value="1586" calcext:value-type="float">
            <text:p>1586</text:p>
          </table:table-cell>
          <table:table-cell office:value-type="float" office:value="5533" calcext:value-type="float">
            <text:p>5533</text:p>
          </table:table-cell>
          <table:table-cell office:value-type="float" office:value="16884" calcext:value-type="float">
            <text:p>16884</text:p>
          </table:table-cell>
          <table:table-cell office:value-type="float" office:value="65739" calcext:value-type="float">
            <text:p>65739</text:p>
          </table:table-cell>
          <table:table-cell office:value-type="float" office:value="107750" calcext:value-type="float">
            <text:p>107750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office:value-type="float" office:value="7586" calcext:value-type="float">
            <text:p>7586</text:p>
          </table:table-cell>
          <table:table-cell table:style-name="Default" table:number-columns-repeated="4"/>
          <table:table-cell/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float" office:value="385" calcext:value-type="float">
            <text:p>385</text:p>
          </table:table-cell>
          <table:table-cell office:value-type="float" office:value="2133" calcext:value-type="float">
            <text:p>2133</text:p>
          </table:table-cell>
          <table:table-cell office:value-type="float" office:value="7082" calcext:value-type="float">
            <text:p>7082</text:p>
          </table:table-cell>
          <table:table-cell office:value-type="float" office:value="23145" calcext:value-type="float">
            <text:p>23145</text:p>
          </table:table-cell>
          <table:table-cell table:style-name="Default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271" calcext:value-type="float">
            <text:p>271</text:p>
          </table:table-cell>
          <table:table-cell office:value-type="float" office:value="1527" calcext:value-type="float">
            <text:p>1527</text:p>
          </table:table-cell>
          <table:table-cell office:value-type="float" office:value="5384" calcext:value-type="float">
            <text:p>5384</text:p>
          </table:table-cell>
          <table:table-cell office:value-type="float" office:value="17060" calcext:value-type="float">
            <text:p>17060</text:p>
          </table:table-cell>
          <table:table-cell office:value-type="float" office:value="63180" calcext:value-type="float">
            <text:p>63180</text:p>
          </table:table-cell>
          <table:table-cell office:value-type="float" office:value="106875" calcext:value-type="float">
            <text:p>106875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office:value-type="float" office:value="7679" calcext:value-type="float">
            <text:p>7679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5793" calcext:value-type="float">
            <text:p>579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office:value-type="float" office:value="106263" calcext:value-type="float">
            <text:p>106263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office:value-type="float" office:value="7827" calcext:value-type="float">
            <text:p>7827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5935" calcext:value-type="float">
            <text:p>593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3"/>
          <table:table-cell office:value-type="float" office:value="7636" calcext:value-type="float">
            <text:p>7636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7821" calcext:value-type="float">
            <text:p>78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3"/>
          <table:table-cell office:value-type="float" office:value="6873" calcext:value-type="float">
            <text:p>6873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7013" calcext:value-type="float">
            <text:p>701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5820" calcext:value-type="float">
            <text:p>582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7350" calcext:value-type="float">
            <text:p>735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6838" calcext:value-type="float">
            <text:p>683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5665" calcext:value-type="float">
            <text:p>566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5880" calcext:value-type="float">
            <text:p>588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6848" calcext:value-type="float">
            <text:p>684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6949" calcext:value-type="float">
            <text:p>6949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6132" calcext:value-type="float">
            <text:p>613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formula="of:=AVERAGE([.A4:.A25])" office:value-type="float" office:value="968.888888888889" calcext:value-type="float">
            <text:p>968.8888888889</text:p>
          </table:table-cell>
          <table:table-cell table:formula="of:=AVERAGE([.B4:.B25])" office:value-type="float" office:value="1585.88888888889" calcext:value-type="float">
            <text:p>1585.8888888889</text:p>
          </table:table-cell>
          <table:table-cell table:formula="of:=AVERAGE([.C4:.C25])" office:value-type="float" office:value="3496.11111111111" calcext:value-type="float">
            <text:p>3496.1111111111</text:p>
          </table:table-cell>
          <table:table-cell table:formula="of:=AVERAGE([.D4:.D25])" office:value-type="float" office:value="7618.57142857143" calcext:value-type="float">
            <text:p>7618.5714285714</text:p>
          </table:table-cell>
          <table:table-cell table:formula="of:=AVERAGE([.E4:.E25])" office:value-type="float" office:value="10004.4444444444" calcext:value-type="float">
            <text:p>10004.4444444444</text:p>
          </table:table-cell>
          <table:table-cell table:formula="of:=AVERAGE([.F4:.F25])" office:value-type="float" office:value="18088.5555555556" calcext:value-type="float">
            <text:p>18088.5555555556</text:p>
          </table:table-cell>
          <table:table-cell table:formula="of:=AVERAGE([.G4:.G25])" office:value-type="float" office:value="20183.6666666667" calcext:value-type="float">
            <text:p>20183.6666666667</text:p>
          </table:table-cell>
          <table:table-cell table:formula="of:=AVERAGE([.H4:.H25])" office:value-type="float" office:value="27536.7777777778" calcext:value-type="float">
            <text:p>27536.7777777778</text:p>
          </table:table-cell>
          <table:table-cell/>
          <table:table-cell table:formula="of:=AVERAGE([.J4:.J25])" office:value-type="float" office:value="105.5" calcext:value-type="float">
            <text:p>105.5</text:p>
          </table:table-cell>
          <table:table-cell table:formula="of:=AVERAGE([.K4:.K25])" office:value-type="float" office:value="168.3" calcext:value-type="float">
            <text:p>168.3</text:p>
          </table:table-cell>
          <table:table-cell table:formula="of:=AVERAGE([.L4:.L25])" office:value-type="float" office:value="377.4" calcext:value-type="float">
            <text:p>377.4</text:p>
          </table:table-cell>
          <table:table-cell table:formula="of:=AVERAGE([.M4:.M25])" office:value-type="float" office:value="2044.9" calcext:value-type="float">
            <text:p>2044.9</text:p>
          </table:table-cell>
          <table:table-cell table:formula="of:=AVERAGE([.N4:.N25])" office:value-type="float" office:value="6518.68181818182" calcext:value-type="float">
            <text:p>6518.6818181818</text:p>
          </table:table-cell>
          <table:table-cell table:formula="of:=AVERAGE([.O4:.O25])" office:value-type="float" office:value="22425.3" calcext:value-type="float">
            <text:p>22425.3</text:p>
          </table:table-cell>
          <table:table-cell table:formula="of:=AVERAGE([.P4:.P25])" office:value-type="float" office:value="114864" calcext:value-type="float">
            <text:p>114864</text:p>
          </table:table-cell>
          <table:table-cell table:number-columns-repeated="2"/>
          <table:table-cell table:formula="of:=AVERAGE([.S4:.S25])" office:value-type="float" office:value="142.1" calcext:value-type="float">
            <text:p>142.1</text:p>
          </table:table-cell>
          <table:table-cell table:formula="of:=AVERAGE([.T4:.T25])" office:value-type="float" office:value="147.7" calcext:value-type="float">
            <text:p>147.7</text:p>
          </table:table-cell>
          <table:table-cell table:formula="of:=AVERAGE([.U4:.U25])" office:value-type="float" office:value="327.1" calcext:value-type="float">
            <text:p>327.1</text:p>
          </table:table-cell>
          <table:table-cell table:formula="of:=AVERAGE([.V4:.V25])" office:value-type="float" office:value="1473.4" calcext:value-type="float">
            <text:p>1473.4</text:p>
          </table:table-cell>
          <table:table-cell table:formula="of:=AVERAGE([.W4:.W25])" office:value-type="float" office:value="5580.5" calcext:value-type="float">
            <text:p>5580.5</text:p>
          </table:table-cell>
          <table:table-cell table:formula="of:=AVERAGE([.X4:.X25])" office:value-type="float" office:value="17109.1" calcext:value-type="float">
            <text:p>17109.1</text:p>
          </table:table-cell>
          <table:table-cell table:formula="of:=AVERAGE([.Y4:.Y25])" office:value-type="float" office:value="63125.5" calcext:value-type="float">
            <text:p>63125.5</text:p>
          </table:table-cell>
          <table:table-cell table:formula="of:=AVERAGE([.Z4:.Z25])" office:value-type="float" office:value="108563.181818182" calcext:value-type="float">
            <text:p>108563.181818182</text:p>
          </table:table-cell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out.P66" table:end-x="14.03pt" table:end-y="12.05pt" draw:z-index="0" draw:style-name="gr1" draw:text-style-name="P1" svg:width="765.72pt" svg:height="460.01pt" svg:x="33.36pt" svg:y="0.06pt">
              <draw:object draw:notify-on-update-of-ranges="out.A26:out.H26 out.J26:out.P26 out.S26:out.Z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ut" style:display-name="PageStyle_ou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creator>jiri </dc:creator>
    <dc:date>2017-04-21T15:34:36.977611554</dc:date>
    <meta:editing-cycles>3</meta:editing-cycles>
    <meta:editing-duration>PT1M56S</meta:editing-duration>
    <meta:generator>LibreOffice/4.4.3.2$Linux_X86_64 LibreOffice_project/40m0$Build-2</meta:generator>
    <meta:document-statistic meta:table-count="1" meta:cell-count="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014cm" svg:height="16.229cm" xlink:href=".." xlink:type="simple" chart:class="chart:line" chart:style-name="ch1">
        <chart:legend chart:legend-position="end" svg:x="22.918cm" svg:y="7.317cm" style:legend-expansion="high" chart:style-name="ch2"/>
        <chart:plot-area chart:style-name="ch3" table:cell-range-address="out.A26:out.H26 out.J26:out.P26 out.S26:out.Z26" chart:data-source-has-labels="row" svg:x="0.54cm" svg:y="0.324cm" svg:width="21.838cm" svg:height="15.581cm">
          <chartooo:coordinate-region svg:x="1.717cm" svg:y="0.523cm" svg:width="20.382cm" svg:height="14.7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.A26:out.H26" loext:label-string="no_solver" chart:class="chart:line">
            <chart:data-point chart:repeated="8"/>
          </chart:series>
          <chart:series chart:style-name="ch8" chart:values-cell-range-address="out.J26:out.P26" loext:label-string="with_solver" chart:class="chart:line">
            <chart:data-point chart:repeated="7"/>
          </chart:series>
          <chart:series chart:style-name="ch9" chart:values-cell-range-address="out.S26:out.Z26" loext:label-string="with_solver_noext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solver</text:p>
              </table:table-cell>
              <table:table-cell office:value-type="string">
                <text:p>with_solver</text:p>
              </table:table-cell>
              <table:table-cell office:value-type="string">
                <text:p>with_solver_noex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ut.A26:out.H26</svg:desc>
                </draw:g>
              </table:table-cell>
              <table:table-cell office:value-type="float" office:value="105.5">
                <text:p>105.5</text:p>
                <draw:g>
                  <svg:desc>out.J26:out.P26</svg:desc>
                </draw:g>
              </table:table-cell>
              <table:table-cell office:value-type="float" office:value="142.1">
                <text:p>142.1</text:p>
                <draw:g>
                  <svg:desc>out.S26:out.Z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.3">
                <text:p>168.3</text:p>
              </table:table-cell>
              <table:table-cell office:value-type="float" office:value="147.7">
                <text:p>14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77.4">
                <text:p>377.4</text:p>
              </table:table-cell>
              <table:table-cell office:value-type="float" office:value="327.1">
                <text:p>32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044.9">
                <text:p>2044.9</text:p>
              </table:table-cell>
              <table:table-cell office:value-type="float" office:value="1473.4">
                <text:p>147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518.68181818182">
                <text:p>6518.68181818182</text:p>
              </table:table-cell>
              <table:table-cell office:value-type="float" office:value="5580.5">
                <text:p>558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2425.3">
                <text:p>22425.3</text:p>
              </table:table-cell>
              <table:table-cell office:value-type="float" office:value="17109.1">
                <text:p>1710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4864">
                <text:p>114864</text:p>
              </table:table-cell>
              <table:table-cell office:value-type="float" office:value="63125.5">
                <text:p>6312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63.181818182">
                <text:p>108563.18181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